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agara Solid" svg:font-family="'Niagara Solid'" style:font-adornments="Normal" style:font-family-generic="decorati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ckwell Condensed" svg:font-family="'Rockwell Condensed'" style:font-adornments="Normal" style:font-family-generic="roman" style:font-pitch="variable"/>
    <style:font-face style:name="Franklin Gothic Medium" svg:font-family="'Franklin Gothic Medium'" style:font-adornments="Normal" style:font-family-generic="swiss" style:font-pitch="variable"/>
    <style:font-face style:name="Narkisim" svg:font-family="Narkisim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55cm" draw:marker-end-width="0.355cm" draw:fill-color="#808080" draw:textarea-vertical-align="middle" draw:auto-grow-height="false" fo:min-height="1.25cm" fo:min-width="1.6cm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355cm" draw:marker-end-width="0.355cm" draw:fill-color="#808080" draw:textarea-horizontal-align="justify" draw:textarea-vertical-align="middle" draw:auto-grow-height="false" fo:min-height="0.528cm" fo:min-width="0.278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6cm" draw:marker-start-width="0.38cm" draw:marker-end-width="0.38cm" draw:fill="none" draw:textarea-vertical-align="middle" fo:padding-top="0.155cm" fo:padding-bottom="0.155cm" fo:padding-left="0.28cm" fo:padding-right="0.28cm"/>
    </style:style>
    <style:style style:name="gr4" style:family="graphic" style:parent-style-name="objectwithoutfill">
      <style:graphic-properties svg:stroke-width="0.06cm" draw:marker-start-width="0.18cm" draw:marker-end-width="0.18cm" draw:fill="none" draw:textarea-vertical-align="middle" fo:padding-top="0.155cm" fo:padding-bottom="0.155cm" fo:padding-left="0.28cm" fo:padding-right="0.28cm"/>
    </style:style>
    <style:style style:name="gr5" style:family="graphic" style:parent-style-name="objectwithoutfill">
      <style:graphic-properties svg:stroke-width="0.06cm" draw:marker-start-width="0.395cm" draw:marker-end-width="0.395cm" draw:fill="none" draw:textarea-vertical-align="middle" fo:padding-top="0.155cm" fo:padding-bottom="0.155cm" fo:padding-left="0.28cm" fo:padding-right="0.28cm"/>
    </style:style>
    <style:style style:name="gr6" style:family="graphic" style:parent-style-name="standard">
      <style:graphic-properties svg:stroke-width="0.05cm" svg:stroke-color="#000000" draw:marker-start-width="0.355cm" draw:marker-end-width="0.355cm" draw:fill-color="#808080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000000" draw:marker-start-width="0.355cm" draw:marker-end-width="0.355cm" draw:fill-color="#808080" draw:textarea-horizontal-align="justify" draw:textarea-vertical-align="middle" draw:auto-grow-height="false" fo:min-height="0.85cm" fo:min-width="0.5cm" fo:padding-top="0.15cm" fo:padding-bottom="0.15cm" fo:padding-left="0.275cm" fo:padding-right="0.275cm"/>
    </style:style>
    <style:style style:name="gr8" style:family="graphic" style:parent-style-name="objectwithoutfill">
      <style:graphic-properties draw:stroke="dash" draw:stroke-dash="Fine_20_Dashed" svg:stroke-width="0cm" svg:stroke-color="#808080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9" style:family="graphic" style:parent-style-name="objectwithoutfill">
      <style:graphic-properties draw:stroke="dash" draw:stroke-dash="Fine_20_Dashed" svg:stroke-color="#808080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13" style:family="graphic" style:parent-style-name="standard">
      <style:graphic-properties draw:stroke="none" svg:stroke-color="#000000" draw:fill="none" draw:fill-color="#ffffff" fo:min-height="0.55cm"/>
    </style:style>
    <style:style style:name="gr14" style:family="graphic" style:parent-style-name="standard">
      <style:graphic-properties draw:stroke="none" svg:stroke-color="#000000" draw:fill="none" draw:fill-color="#ffffff" fo:min-height="0.6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6" style:family="graphic" style:parent-style-name="objectwithoutfill">
      <style:graphic-properties svg:stroke-width="0.1cm" svg:stroke-color="#808080" draw:marker-start-width="0.5cm" draw:marker-end-width="0.5cm" draw:fill="none" draw:textarea-vertical-align="middle" fo:padding-top="0.175cm" fo:padding-bottom="0.175cm" fo:padding-left="0.3cm" fo:padding-right="0.3cm"/>
    </style:style>
    <style:style style:name="gr17" style:family="graphic" style:parent-style-name="objectwithoutfill">
      <style:graphic-properties draw:stroke="dash" draw:stroke-dash="Fine_20_Dotted" svg:stroke-width="0.05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-color="#80808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style:font-name="Franklin Gothic Medium" fo:font-size="18pt" style:font-size-asian="18pt" style:font-size-complex="18pt"/>
    </style:style>
    <style:style style:name="P4" style:family="paragraph">
      <loext:graphic-properties draw:fill="none" draw:fill-color="#ffffff"/>
      <style:text-properties style:font-name="Franklin Gothic Medium" fo:font-size="18pt" style:font-size-asian="18pt" style:font-size-complex="18pt"/>
    </style:style>
    <style:style style:name="P5" style:family="paragraph">
      <loext:graphic-properties draw:fill="none" draw:fill-color="#ffffff"/>
    </style:style>
    <style:style style:name="P6" style:family="paragraph">
      <style:text-properties style:font-name="Narkisim" fo:font-size="22pt" style:font-size-asian="18pt" style:font-size-complex="18pt"/>
    </style:style>
    <style:style style:name="P7" style:family="paragraph">
      <loext:graphic-properties draw:fill="none" draw:fill-color="#ffffff"/>
      <style:text-properties style:font-name="Narkisim" fo:font-size="22pt" style:font-size-asian="18pt" style:font-size-complex="18pt"/>
    </style:style>
    <style:style style:name="P8" style:family="paragraph">
      <style:paragraph-properties fo:text-align="center"/>
      <style:text-properties style:font-name="Narkisim" fo:font-size="22pt" style:font-size-asian="18pt" style:font-size-complex="18pt"/>
    </style:style>
    <style:style style:name="P9" style:family="paragraph">
      <loext:graphic-properties draw:fill="none" draw:fill-color="#ffffff"/>
      <style:paragraph-properties fo:text-align="center"/>
      <style:text-properties style:font-name="Narkisim" fo:font-size="22pt" style:font-size-asian="18pt" style:font-size-complex="18pt"/>
    </style:style>
    <style:style style:name="P10" style:family="paragraph">
      <style:text-properties style:font-name="Rockwell Condensed" fo:font-size="32pt" style:font-size-asian="18pt" style:font-size-complex="18pt"/>
    </style:style>
    <style:style style:name="P11" style:family="paragraph">
      <loext:graphic-properties draw:fill="none" draw:fill-color="#ffffff"/>
      <style:text-properties style:font-name="Rockwell Condensed" fo:font-size="32pt" style:font-size-asian="18pt" style:font-size-complex="18pt"/>
    </style:style>
    <style:style style:name="T1" style:family="text">
      <style:text-properties style:font-name="Narkisim" fo:font-size="2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.1cm" svg:height="1.5cm" svg:x="4.1cm" svg:y="6.6cm">
          <text:p/>
          <draw:enhanced-geometry draw:glue-point-type="segments" draw:type="mso-spt100" draw:modifiers="-130.75410931878 132.39940523721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xml:id="id1" draw:id="id1" draw:layer="layout" svg:width="1.1cm" svg:height="1.1cm" svg:x="20.4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1.1cm" svg:height="1.1cm" svg:x="20.401cm" svg:y="13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.1cm" svg:height="1.1cm" svg:x="13.001cm" svg:y="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1.1cm" svg:height="1.1cm" svg:x="13.002cm" svg:y="13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21.339cm" svg:y1="6.961cm" svg:x2="23.648cm" svg:y2="5.085cm" draw:start-shape="id1" draw:start-glue-point="11" svg:d="M21339 6961l2309-1876" svg:viewBox="0 0 2310 1877">
          <text:p/>
        </draw:connector>
        <draw:connector draw:style-name="gr3" draw:text-style-name="P2" draw:layer="layout" draw:type="line" svg:x1="21.34cm" svg:y1="13.561cm" svg:x2="23.794cm" svg:y2="11.897cm" svg:d="M21340 13561l2454-1664" svg:viewBox="0 0 2455 1665">
          <text:p/>
        </draw:connector>
        <draw:connector draw:style-name="gr3" draw:text-style-name="P2" draw:layer="layout" draw:type="line" svg:x1="21.339cm" svg:y1="7.739cm" svg:x2="23.843cm" svg:y2="8.978cm" draw:start-shape="id1" draw:start-glue-point="9" svg:d="M21339 7739l2504 1239" svg:viewBox="0 0 2505 1240">
          <text:p/>
        </draw:connector>
        <draw:connector draw:style-name="gr3" draw:text-style-name="P2" draw:layer="layout" draw:type="line" svg:x1="21.339cm" svg:y1="14.34cm" svg:x2="23.794cm" svg:y2="15.79cm" svg:d="M21339 14340l2455 1450" svg:viewBox="0 0 2456 1451">
          <text:p/>
        </draw:connector>
        <draw:connector draw:style-name="gr3" draw:text-style-name="P2" draw:layer="layout" draw:type="line" svg:x1="14.101cm" svg:y1="7.351cm" svg:x2="20.4cm" svg:y2="7.35cm" draw:start-shape="id2" draw:start-glue-point="10" draw:end-shape="id1" draw:end-glue-point="6" svg:d="M14101 7351l6299-1" svg:viewBox="0 0 6300 2">
          <text:p/>
        </draw:connector>
        <draw:connector draw:style-name="gr3" draw:text-style-name="P2" draw:layer="layout" draw:type="line" svg:x1="14.102cm" svg:y1="13.952cm" svg:x2="20.401cm" svg:y2="13.951cm" draw:start-shape="id3" draw:start-glue-point="10" draw:end-shape="id4" draw:end-glue-point="6" svg:d="M14102 13952l6299-1" svg:viewBox="0 0 6300 2">
          <text:p/>
        </draw:connector>
        <draw:connector draw:style-name="gr4" draw:text-style-name="P2" draw:layer="layout" draw:type="line" svg:x1="5.1cm" svg:y1="13.95cm" svg:x2="13.002cm" svg:y2="13.952cm" draw:start-shape="id5" draw:start-glue-point="1" draw:end-shape="id3" draw:end-glue-point="6" svg:d="M5100 13950l7902 2" svg:viewBox="0 0 7903 3">
          <text:p/>
        </draw:connector>
        <draw:connector draw:style-name="gr5" draw:text-style-name="P2" xml:id="id6" draw:id="id6" draw:layer="layout" draw:type="line" svg:x1="5.1cm" svg:y1="7.35cm" svg:x2="13.002cm" svg:y2="7.352cm" svg:d="M5100 7350l7902 2" svg:viewBox="0 0 7903 3">
          <text:p/>
        </draw:connector>
        <draw:connector draw:style-name="gr3" draw:text-style-name="P2" draw:layer="layout" draw:type="line" svg:x1="5.1cm" svg:y1="7.35cm" svg:x2="4.112cm" svg:y2="8.199cm" draw:start-shape="id6" draw:start-glue-point="2" svg:d="M5100 7350l-988 849" svg:viewBox="0 0 989 850">
          <text:p/>
        </draw:connector>
        <draw:connector draw:style-name="gr3" draw:text-style-name="P2" draw:layer="layout" draw:type="line" svg:x1="5.1cm" svg:y1="7.35cm" svg:x2="4.209cm" svg:y2="6.521cm" draw:start-shape="id6" draw:start-glue-point="2" svg:d="M5100 7350l-891-829" svg:viewBox="0 0 892 830">
          <text:p/>
        </draw:connector>
        <draw:ellipse draw:style-name="gr6" draw:text-style-name="P1" draw:layer="layout" svg:width="0.689cm" svg:height="0.5cm" draw:transform="rotate (-3.14159265358979) translate (4.488cm 14.2cm)" draw:kind="cut" draw:start-angle="269.17" draw:end-angle="93">
          <text:p/>
        </draw:ellipse>
        <draw:custom-shape draw:style-name="gr7" draw:text-style-name="P1" xml:id="id5" draw:id="id5" draw:layer="layout" svg:width="1cm" svg:height="1.1cm" svg:x="4.1cm" svg:y="13.4cm">
          <text:p/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.3cm" svg:y1="7.4cm" svg:x2="3.8cm" svg:y2="7.4cm">
          <text:p/>
        </draw:line>
        <draw:line draw:style-name="gr9" draw:text-style-name="P2" draw:layer="layout" svg:x1="1.25cm" svg:y1="13.951cm" svg:x2="3.6cm" svg:y2="14cm">
          <text:p/>
        </draw:line>
        <draw:frame draw:style-name="gr10" draw:text-style-name="P4" draw:layer="layout" svg:width="2.8cm" svg:height="1.051cm" svg:x="1.2cm" svg:y="6.438cm">
          <draw:text-box>
            <text:p text:style-name="P3">Lumière</text:p>
          </draw:text-box>
        </draw:frame>
        <draw:frame draw:style-name="gr10" draw:text-style-name="P4" draw:layer="layout" svg:width="2.8cm" svg:height="1.051cm" svg:x="1.2cm" svg:y="12.938cm">
          <draw:text-box>
            <text:p text:style-name="P3">Lumière</text:p>
          </draw:text-box>
        </draw:frame>
        <draw:frame draw:style-name="gr11" draw:text-style-name="P5" draw:layer="layout" svg:width="2.284cm" svg:height="0.95cm" svg:x="3.4cm" svg:y="5.7cm">
          <draw:text-box>
            <text:p><text:span text:style-name="T1">Rétine</text:span></text:p>
          </draw:text-box>
        </draw:frame>
        <draw:frame draw:style-name="gr11" draw:text-style-name="P7" draw:layer="layout" svg:width="3.872cm" svg:height="1.013cm" svg:x="2.701cm" svg:y="12.1cm">
          <draw:text-box>
            <text:p text:style-name="P6">Acquisition</text:p>
          </draw:text-box>
        </draw:frame>
        <draw:frame draw:style-name="gr11" draw:text-style-name="P4" draw:layer="layout" svg:width="3.876cm" svg:height="1.051cm" svg:x="7.1cm" svg:y="6.5cm">
          <draw:text-box>
            <text:p text:style-name="P3">Nerf optique</text:p>
          </draw:text-box>
        </draw:frame>
        <draw:frame draw:style-name="gr11" draw:text-style-name="P4" draw:layer="layout" svg:width="6.53cm" svg:height="1.051cm" svg:x="14cm" svg:y="13.1cm">
          <draw:text-box>
            <text:p text:style-name="P3">Connection à distance</text:p>
          </draw:text-box>
        </draw:frame>
        <draw:frame draw:style-name="gr12" draw:text-style-name="P9" draw:layer="layout" svg:width="3.8cm" svg:height="1.013cm" svg:x="11.7cm" svg:y="12.1cm">
          <draw:text-box>
            <text:p text:style-name="P8">Traitement</text:p>
          </draw:text-box>
        </draw:frame>
        <draw:frame draw:style-name="gr13" draw:text-style-name="P7" draw:layer="layout" svg:width="1.5cm" svg:height="1.013cm" svg:x="20.3cm" svg:y="5.7cm">
          <draw:text-box>
            <text:p text:style-name="P6">V1</text:p>
          </draw:text-box>
        </draw:frame>
        <draw:frame draw:style-name="gr11" draw:text-style-name="P7" draw:layer="layout" svg:width="1.895cm" svg:height="1.013cm" svg:x="12.6cm" svg:y="5.7cm">
          <draw:text-box>
            <text:p text:style-name="P6">CGL</text:p>
          </draw:text-box>
        </draw:frame>
        <draw:frame draw:style-name="gr14" draw:text-style-name="P7" draw:layer="layout" svg:width="3.4cm" svg:height="1.013cm" svg:x="19.3cm" svg:y="12.1cm">
          <draw:text-box>
            <text:p text:style-name="P6">Affichage</text:p>
          </draw:text-box>
        </draw:frame>
        <draw:frame draw:style-name="gr11" draw:text-style-name="P4" draw:layer="layout" svg:width="5.349cm" svg:height="1.051cm" svg:x="22.1cm" svg:y="6.7cm">
          <draw:text-box>
            <text:p text:style-name="P3">Aires associatives</text:p>
          </draw:text-box>
        </draw:frame>
        <draw:frame draw:style-name="gr15" draw:text-style-name="P4" draw:layer="layout" svg:width="4.8cm" svg:height="1.051cm" svg:x="22.3cm" svg:y="13.5cm">
          <draw:text-box>
            <text:p text:style-name="P3">Post-traitement</text:p>
          </draw:text-box>
        </draw:frame>
        <draw:frame draw:style-name="gr11" draw:text-style-name="P4" draw:layer="layout" svg:width="5.349cm" svg:height="1.051cm" svg:x="14.7cm" svg:y="6.5cm">
          <draw:text-box>
            <text:p text:style-name="P3">Radiation optique</text:p>
          </draw:text-box>
        </draw:frame>
        <draw:frame draw:style-name="gr11" draw:text-style-name="P11" draw:layer="layout" svg:width="7.407cm" svg:height="1.572cm" svg:x="10.1cm" svg:y="3cm">
          <draw:text-box>
            <text:p text:style-name="P10">Système biologique</text:p>
          </draw:text-box>
        </draw:frame>
        <draw:frame draw:style-name="gr11" draw:text-style-name="P11" draw:layer="layout" svg:width="6.852cm" svg:height="1.572cm" svg:x="10.301cm" svg:y="16cm">
          <draw:text-box>
            <text:p text:style-name="P10">Système artificiel</text:p>
          </draw:text-box>
        </draw:frame>
        <draw:line draw:style-name="gr16" draw:text-style-name="P2" draw:layer="layout" svg:x1="10.7cm" svg:y1="4.5cm" svg:x2="16.5cm" svg:y2="4.5cm">
          <text:p/>
        </draw:line>
        <draw:line draw:style-name="gr16" draw:text-style-name="P2" draw:layer="layout" svg:x1="11.1cm" svg:y1="16.2cm" svg:x2="16.3cm" svg:y2="16.2cm">
          <text:p/>
        </draw:line>
        <draw:line draw:style-name="gr17" draw:text-style-name="P2" draw:layer="layout" svg:x1="2cm" svg:y1="10.5cm" svg:x2="26.9cm" svg:y2="10.5cm">
          <text:p/>
        </draw:line>
        <draw:line draw:style-name="gr17" draw:text-style-name="P2" draw:layer="layout" svg:x1="2cm" svg:y1="10.2cm" svg:x2="26.9cm" svg:y2="10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agara Solid" svg:font-family="'Niagara Solid'" style:font-adornments="Normal" style:font-family-generic="decorati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ckwell Condensed" svg:font-family="'Rockwell Condensed'" style:font-adornments="Normal" style:font-family-generic="roman" style:font-pitch="variable"/>
    <style:font-face style:name="Franklin Gothic Medium" svg:font-family="'Franklin Gothic Medium'" style:font-adornments="Normal" style:font-family-generic="swiss" style:font-pitch="variable"/>
    <style:font-face style:name="Narkisim" svg:font-family="Narkisim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5T21:42:40.526000000</meta:creation-date>
    <dc:date>2017-06-08T22:05:54.142000000</dc:date>
    <meta:editing-duration>PT42M51S</meta:editing-duration>
    <meta:editing-cycles>12</meta:editing-cycles>
    <meta:generator>LibreOffice/5.0.5.2$Windows_x86 LibreOffice_project/55b006a02d247b5f7215fc6ea0fde844b30035b3</meta:generator>
    <meta:document-statistic meta:object-count="38"/>
  </office:meta>
</office:document-meta>
</file>